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fecycleBean.postProcessAfterIni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fecycleBean.setBean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fecycleBean.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fecycleBean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fecycleBean.isDestroy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fecycleBean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fecycleBean.afterPropertiesSe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ostProcessor.postProcessBeforeInitialization( Object bean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fecycleBean.postProcessBefore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fecycleBean.isInitMethodDecla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fecycleBean.declaredInitMetho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stProcessor.postProcessAfterInitialization( Object bean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fecycleBean.setInitMethodDeclared( boolean initMethodDecla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fecycleBean.businessMetho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